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3]/[.M4]" office:value-type="percentage" office:value="601.840490797546" calcext:value-type="percentage">
            <text:p>60184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table:number-columns-repeated="2"/>
          <table:table-cell table:style-name="ce9" table:formula="of:=AVERAGE([.E5:.J5])" office:value-type="float" office:value="0.263166666666667" calcext:value-type="float">
            <text:p>0.26</text:p>
          </table:table-cell>
          <table:table-cell table:style-name="ce10" table:formula="of:=[.$M$13]/[.M5]" office:value-type="percentage" office:value="62.127929069031" calcext:value-type="percentage">
            <text:p>6213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6:.J6])" office:value-type="float" office:value="0.316666666666667" calcext:value-type="float">
            <text:p>0.32</text:p>
          </table:table-cell>
          <table:table-cell table:style-name="ce10" table:formula="of:=[.$M$13]/[.M6]" office:value-type="percentage" office:value="51.6315789473684" calcext:value-type="percentage">
            <text:p>5163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Commander X16 (compare)</text:p>
          </table:table-cell>
          <table:table-cell table:style-name="ce4" office:value-type="string" calcext:value-type="string">
            <text:p>65C02 / 1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2.56" calcext:value-type="float">
            <text:p>2.56</text:p>
          </table:table-cell>
          <table:table-cell table:style-name="ce8" office:value-type="float" office:value="3.33" calcext:value-type="float">
            <text:p>3.33</text:p>
          </table:table-cell>
          <table:table-cell table:style-name="ce8" office:value-type="float" office:value="3.92" calcext:value-type="float">
            <text:p>3.92</text:p>
          </table:table-cell>
          <table:table-cell table:style-name="ce8" table:number-columns-repeated="2"/>
          <table:table-cell table:style-name="ce9" table:formula="of:=AVERAGE([.E7:.J7])" office:value-type="float" office:value="2.11366666666667" calcext:value-type="float">
            <text:p>2.11</text:p>
          </table:table-cell>
          <table:table-cell table:style-name="ce10" table:formula="of:=[.$M$13]/[.M7]" office:value-type="percentage" office:value="7.73537296956316" calcext:value-type="percentage">
            <text:p>774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8:.J8])" office:value-type="float" office:value="7.26666666666667" calcext:value-type="float">
            <text:p>7.27</text:p>
          </table:table-cell>
          <table:table-cell table:style-name="ce10" table:formula="of:=[.$M$13]/[.M8]" office:value-type="percentage" office:value="2.25" calcext:value-type="percentage">
            <text:p>225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J9])" office:value-type="float" office:value="7.75" calcext:value-type="float">
            <text:p>7.75</text:p>
          </table:table-cell>
          <table:table-cell table:style-name="ce10" table:formula="of:=[.$M$13]/[.M9]" office:value-type="percentage" office:value="2.10967741935484" calcext:value-type="percentage">
            <text:p>211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10:.J10])" office:value-type="float" office:value="10.5" calcext:value-type="float">
            <text:p>10.50</text:p>
          </table:table-cell>
          <table:table-cell table:style-name="ce10" table:formula="of:=[.$M$13]/[.M10]" office:value-type="percentage" office:value="1.55714285714286" calcext:value-type="percentage">
            <text:p>156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1:.J11])" office:value-type="float" office:value="10.6166666666667" calcext:value-type="float">
            <text:p>10.62</text:p>
          </table:table-cell>
          <table:table-cell table:style-name="ce10" table:formula="of:=[.$M$13]/[.M11]" office:value-type="percentage" office:value="1.54003139717425" calcext:value-type="percentage">
            <text:p>154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2:.J12])" office:value-type="float" office:value="10.9666666666667" calcext:value-type="float">
            <text:p>10.97</text:p>
          </table:table-cell>
          <table:table-cell table:style-name="ce10" table:formula="of:=[.$M$13]/[.M12]" office:value-type="percentage" office:value="1.49088145896657" calcext:value-type="percentage">
            <text:p>149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3:.J13])" office:value-type="float" office:value="16.35" calcext:value-type="float">
            <text:p>16.35</text:p>
          </table:table-cell>
          <table:table-cell table:style-name="ce10" table:formula="of:=[.$M$13]/[.M13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J14])" office:value-type="float" office:value="18.65" calcext:value-type="float">
            <text:p>18.65</text:p>
          </table:table-cell>
          <table:table-cell table:style-name="ce10" table:formula="of:=[.$M$13]/[.M14]" office:value-type="percentage" office:value="0.876675603217158" calcext:value-type="percentage">
            <text:p>88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5:.J15])" office:value-type="float" office:value="19.9833333333333" calcext:value-type="float">
            <text:p>19.98</text:p>
          </table:table-cell>
          <table:table-cell table:style-name="ce10" table:formula="of:=[.$M$13]/[.M15]" office:value-type="percentage" office:value="0.818181818181818" calcext:value-type="percentage">
            <text:p>82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6:.J16])" office:value-type="float" office:value="21.3833333333333" calcext:value-type="float">
            <text:p>21.38</text:p>
          </table:table-cell>
          <table:table-cell table:style-name="ce10" table:formula="of:=[.$M$13]/[.M16]" office:value-type="percentage" office:value="0.764614185502728" calcext:value-type="percentage">
            <text:p>76%</text:p>
          </table:table-cell>
          <table:table-cell table:number-columns-repeated="50"/>
        </table:table-row>
        <table:table-row table:style-name="ro4">
          <table:table-cell table:number-columns-repeated="13"/>
          <table:table-cell table:style-name="ce11"/>
          <table:table-cell table:number-columns-repeated="50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N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2</meta:editing-cycles>
    <meta:creation-date>2020-01-11T08:27:20</meta:creation-date>
    <dc:date>2020-01-13T16:53:14</dc:date>
    <meta:editing-duration>PT8M</meta:editing-duration>
    <meta:generator>LibreOffice/6.3.4.2.0$Linux_X86_64 LibreOffice_project/30$Build-2</meta:generator>
    <meta:document-statistic meta:table-count="1" meta:cell-count="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